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Heading_20_3">
      <style:paragraph-properties fo:text-align="start" style:justify-single-word="false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section text:style-name="Sect1" text:name="appbar">
        <text:section text:style-name="Sect1" text:name="extabar">
          <text:p text:style-name="P1">how to manage two different local repositories and on remote repository github</text:p>
          <text:section text:style-name="Sect1" text:name="topabar">
            <text:p text:style-name="Standard"/>
            <text:section text:style-name="Sect1" text:name="slim_appbar">
              <text:section text:style-name="Sect1" text:name="sbfrm_l">
                <text:section text:style-name="Sect1" text:name="resultStats">
                  <text:p text:style-name="Standard">About 751,000 results (0.65 seconds) </text:p>
                </text:section>
              </text:section>
            </text:section>
          </text:section>
        </text:section>
      </text:section>
      <text:section text:style-name="Sect1" text:name="ucs">
        <text:p text:style-name="Standard"/>
      </text:section>
      <text:section text:style-name="Sect1" text:name="rcnt">
        <text:section text:style-name="Sect1" text:name="center_col">
          <text:section text:style-name="Sect1" text:name="res">
            <text:section text:style-name="Sect1" text:name="search">
              <text:h text:style-name="Heading_20_1" text:outline-level="1">Search Results</text:h>
              <text:section text:style-name="Sect1" text:name="ires">
                <text:p text:style-name="Text_20_body"/>
                <text:section text:style-name="Sect1" text:name="rso">
                  <text:h text:style-name="Heading_20_2" text:outline-level="2">Web results</text:h>
                  <text:h text:style-name="Heading_20_3" text:outline-level="3"><text:a xlink:type="simple" xlink:href="https://gist.github.com/harding/1a99b0bad37f9498709f" text:style-name="Internet_20_link" text:visited-style-name="Visited_20_Internet_20_Link">Working With Multiple Repositories On GitHub · GitHub</text:a></text:h>
                  <text:p text:style-name="P2"/>
                  <text:p text:style-name="P2"><text:a xlink:type="simple" xlink:href="https://gist.github.com/harding/1a99b0bad37f9498709f" text:style-name="Internet_20_link" text:visited-style-name="Visited_20_Internet_20_Link"><text:span text:style-name="Citation">https://gist.github.com/harding/1a99b0bad37f9498709f</text:span></text:a></text:p>
                </text:section>
              </text:section>
            </text:section>
          </text:section>
        </text:section>
      </text:section>
      <text:p text:style-name="Text_20_body"/>
      <text:p text:style-name="Text_20_body">Working With <text:span text:style-name="Emphasis">Multiple Repositories</text:span> On <text:span text:style-name="Emphasis">GitHub</text:span>. ... Changing directory into her <text:span text:style-name="Emphasis">local repository</text:span>, she can now add to her <text:span text:style-name="Emphasis">remote</text:span> list the upstream <text:span text:style-name="Emphasis">repository</text:span> and fetch data ... You need to <text:span text:style-name="Emphasis">run</text:span> git fetch --all or an equivalent command to get the most recent data from all of your remotes. ... You signed in with <text:span text:style-name="Emphasis">another</text:span> tab or window.</text:p>
      <text:h text:style-name="Heading_20_3" text:outline-level="3"><text:a xlink:type="simple" xlink:href="https://mmikowski.github.io/git-cross-origin/" text:style-name="Internet_20_link" text:visited-style-name="Visited_20_Internet_20_Link">Using git with multiple remote repositories – Michael S. Mikowski ...</text:a></text:h>
      <text:p text:style-name="P2"/>
      <text:p text:style-name="Text_20_body"><text:a xlink:type="simple" xlink:href="https://mmikowski.github.io/git-cross-origin/" text:style-name="Internet_20_link" text:visited-style-name="Visited_20_Internet_20_Link"><text:span text:style-name="Citation">https://mmikowski.github.io/git-cross-origin/</text:span></text:a></text:p>
      <text:p text:style-name="Text_20_body">Oct 22, 2015 - cd taffydb git remote -v # origin git@<text:span text:style-name="Emphasis">github</text:span>.com:typicaljoe/taffydb.git (fetch) # origin ... create new branch git checkout -b ltullman-master # add <text:span text:style-name="Emphasis">remote repository</text:span> git ... So I cloned <text:span text:style-name="Emphasis">another local</text:span> copy and then made sure my ... and this is where <text:span text:style-name="Emphasis">having</text:span> remote <text:span text:style-name="Emphasis">repositories</text:span> for each branch is very, very handy.</text:p>
      <text:h text:style-name="Heading_20_3" text:outline-level="3"><text:a xlink:type="simple" xlink:href="https://stackoverflow.com/questions/14679614/whats-the-best-practice-for-putting-multiple-projects-in-a-git-repository" text:style-name="Internet_20_link" text:visited-style-name="Visited_20_Internet_20_Link">What's the best practice for putting multiple projects in a git ...</text:a></text:h>
      <text:p text:style-name="P2"/>
      <text:p text:style-name="Text_20_body"><text:a xlink:type="simple" xlink:href="https://stackoverflow.com/questions/14679614/whats-the-best-practice-for-putting-multiple-projects-in-a-git-repository" text:style-name="Internet_20_link" text:visited-style-name="Visited_20_Internet_20_Link"><text:span text:style-name="Citation">https://stackoverflow.com/.../whats-the-best-practice-for-putting-multiple-projects-in-a...</text:span></text:a></text:p>
      <text:p text:style-name="P2">3 answers</text:p>
      <text:p text:style-name="P2">Feb 4, 2013 - While most people will tell you to just use <text:span text:style-name="Emphasis">multiple repositories</text:span>, I feel it's worth ... Create <text:span text:style-name="Emphasis">two</text:span> independent <text:span text:style-name="Emphasis">repositories</text:span>, and push them to the same <text:span text:style-name="Emphasis">remote</text:span>. Just use <text:span text:style-name="Emphasis">different branch</text:span> names for each <text:span text:style-name="Emphasis">repo</text:span>. .... It may also help if you keep your projects in subdirectories where possible, e.g. instead of <text:span text:style-name="Emphasis">having</text:span> files</text:p>
      <text:p text:style-name="P2"><text:a xlink:type="simple" xlink:href="https://stackoverflow.com/questions/51359454/is-it-possible-to-connect-multiple-local-folders-to-one-repository-in-github" text:style-name="Internet_20_link" text:visited-style-name="Visited_20_Internet_20_Link">git - Is it possible to connect </text:a><text:a xlink:type="simple" xlink:href="https://stackoverflow.com/questions/51359454/is-it-possible-to-connect-multiple-local-folders-to-one-repository-in-github" text:style-name="Internet_20_link" text:visited-style-name="Visited_20_Internet_20_Link"><text:span text:style-name="T1">multiple local</text:span></text:a><text:a xlink:type="simple" xlink:href="https://stackoverflow.com/questions/51359454/is-it-possible-to-connect-multiple-local-folders-to-one-repository-in-github" text:style-name="Internet_20_link" text:visited-style-name="Visited_20_Internet_20_Link"> folders to ...</text:a></text:p>
      <text:p text:style-name="P2"><text:soft-page-break/>5 answers</text:p>
      <text:p text:style-name="P2">Jul. 16, 2018</text:p>
      <text:p text:style-name="P2"><text:a xlink:type="simple" xlink:href="https://stackoverflow.com/questions/14290113/git-pushing-code-to-two-remotes" text:style-name="Internet_20_link" text:visited-style-name="Visited_20_Internet_20_Link"><text:span text:style-name="T1">github</text:span></text:a><text:a xlink:type="simple" xlink:href="https://stackoverflow.com/questions/14290113/git-pushing-code-to-two-remotes" text:style-name="Internet_20_link" text:visited-style-name="Visited_20_Internet_20_Link"> - Git - Pushing code to </text:a><text:a xlink:type="simple" xlink:href="https://stackoverflow.com/questions/14290113/git-pushing-code-to-two-remotes" text:style-name="Internet_20_link" text:visited-style-name="Visited_20_Internet_20_Link"><text:span text:style-name="T1">two</text:span></text:a><text:a xlink:type="simple" xlink:href="https://stackoverflow.com/questions/14290113/git-pushing-code-to-two-remotes" text:style-name="Internet_20_link" text:visited-style-name="Visited_20_Internet_20_Link"> remotes</text:a></text:p>
      <text:p text:style-name="P2">6 answers</text:p>
      <text:p text:style-name="P2">Jan. 12, 2013</text:p>
      <text:p text:style-name="P2"><text:a xlink:type="simple" xlink:href="https://stackoverflow.com/questions/11690709/can-a-project-have-multiple-origins" text:style-name="Internet_20_link" text:visited-style-name="Visited_20_Internet_20_Link">git - Can a project have </text:a><text:a xlink:type="simple" xlink:href="https://stackoverflow.com/questions/11690709/can-a-project-have-multiple-origins" text:style-name="Internet_20_link" text:visited-style-name="Visited_20_Internet_20_Link"><text:span text:style-name="T1">multiple</text:span></text:a><text:a xlink:type="simple" xlink:href="https://stackoverflow.com/questions/11690709/can-a-project-have-multiple-origins" text:style-name="Internet_20_link" text:visited-style-name="Visited_20_Internet_20_Link"> origins?</text:a></text:p>
      <text:p text:style-name="P2">3 answers</text:p>
      <text:p text:style-name="P2">Jul. 27, 2012</text:p>
      <text:p text:style-name="P2"><text:a xlink:type="simple" xlink:href="https://stackoverflow.com/questions/3860112/multiple-github-accounts-on-the-same-computer" text:style-name="Internet_20_link" text:visited-style-name="Visited_20_Internet_20_Link">git - </text:a><text:a xlink:type="simple" xlink:href="https://stackoverflow.com/questions/3860112/multiple-github-accounts-on-the-same-computer" text:style-name="Internet_20_link" text:visited-style-name="Visited_20_Internet_20_Link"><text:span text:style-name="T1">Multiple github</text:span></text:a><text:a xlink:type="simple" xlink:href="https://stackoverflow.com/questions/3860112/multiple-github-accounts-on-the-same-computer" text:style-name="Internet_20_link" text:visited-style-name="Visited_20_Internet_20_Link"> accounts on the same computer?</text:a></text:p>
      <text:p text:style-name="P2">15 answers</text:p>
      <text:p text:style-name="P2">Oct. 5, 2010</text:p>
      <text:p text:style-name="Text_20_body"><text:a xlink:type="simple" xlink:href="https://www.google.com/search?q=how+to+manage+two+different+local+repositories+and+on+remote+repository+github+site:stackoverflow.com&amp;client=ubuntu&amp;hs=Bqe&amp;channel=fs&amp;sa=X&amp;ved=2ahUKEwiWpfi04rPeAhWMMd8KHUxcDhEQrQIoBDACegQICBAM" text:style-name="Internet_20_link" text:visited-style-name="Visited_20_Internet_20_Link">More results from stackoverflow.com</text:a></text:p>
      <text:h text:style-name="Heading_20_3" text:outline-level="3"><text:a xlink:type="simple" xlink:href="https://softwareengineering.stackexchange.com/questions/195456/keeping-git-repositories-on-different-hosts-in-sync" text:style-name="Internet_20_link" text:visited-style-name="Visited_20_Internet_20_Link">Keeping git repositories on different hosts in sync - Software ...</text:a></text:h>
      <text:p text:style-name="P2"/>
      <text:p text:style-name="Text_20_body"><text:a xlink:type="simple" xlink:href="https://softwareengineering.stackexchange.com/questions/195456/keeping-git-repositories-on-different-hosts-in-sync" text:style-name="Internet_20_link" text:visited-style-name="Visited_20_Internet_20_Link"><text:span text:style-name="Citation">https://softwareengineering.stackexchange.com/.../keeping-git-repositories-on-differen...</text:span></text:a></text:p>
      <text:p text:style-name="P2">4 answers</text:p>
      <text:p text:style-name="Text_20_body">Apr 21, 2013 - The only thing you have to do to keep <text:span text:style-name="Emphasis">multiple repos</text:span> in sync is pulling for ... <text:span text:style-name="Emphasis">repository</text:span> 1. push the updated <text:span text:style-name="Emphasis">local repository</text:span> onto the 2 <text:span text:style-name="Emphasis">remote repositories</text:span>. ... to ping a server I <text:span text:style-name="Emphasis">run</text:span> which then updates my public <text:span text:style-name="Emphasis">repos</text:span> on <text:span text:style-name="Emphasis">GitHub</text:span>.</text:p>
      <text:h text:style-name="Heading_20_3" text:outline-level="3"><text:a xlink:type="simple" xlink:href="https://medium.freecodecamp.org/manage-multiple-github-accounts-the-ssh-way-2dadc30ccaca" text:style-name="Internet_20_link" text:visited-style-name="Visited_20_Internet_20_Link">How to manage multiple GitHub accounts on a single machine with ...</text:a></text:h>
      <text:p text:style-name="P2"/>
      <text:p text:style-name="Text_20_body"><text:a xlink:type="simple" xlink:href="https://medium.freecodecamp.org/manage-multiple-github-accounts-the-ssh-way-2dadc30ccaca" text:style-name="Internet_20_link" text:visited-style-name="Visited_20_Internet_20_Link"><text:span text:style-name="Citation">https://medium.freecodecamp.org/manage-multiple-github-accounts-the-ssh-way-2da...</text:span></text:a></text:p>
      <text:p text:style-name="Text_20_body">Mar 27, 2018 - The need to <text:span text:style-name="Emphasis">manage multiple GitHub</text:span> accounts on the same ... Make the ssh-<text:span text:style-name="Emphasis">different</text:span> SSH ... This is relevant when you clone a <text:span text:style-name="Emphasis">repository</text:span> or when you set the <text:span text:style-name="Emphasis">remote</text:span> origin for a <text:span text:style-name="Emphasis">local repository</text:span> ... Once we have <text:span text:style-name="Emphasis">local</text:span> Git <text:span text:style-name="Emphasis">repositories</text:span> cloned /created, ensure the Git ...</text:p>
      <text:h text:style-name="Heading_20_3" text:outline-level="3"><text:bookmark text:name="fld"/><text:a xlink:type="simple" xlink:href="https://medium.com/@therajanmaurya/git-push-pull-with-two-different-account-and-two-different-user-on-same-machine-a85f9ee7ec61" text:style-name="Internet_20_link" text:visited-style-name="Visited_20_Internet_20_Link">Git Push &amp; Pull with Two different account and Two different user on ...</text:a></text:h>
      <text:p text:style-name="P2"/>
      <text:p text:style-name="Text_20_body"><text:a xlink:type="simple" xlink:href="https://medium.com/@therajanmaurya/git-push-pull-with-two-different-account-and-two-different-user-on-same-machine-a85f9ee7ec61" text:style-name="Internet_20_link" text:visited-style-name="Visited_20_Internet_20_Link"><text:span text:style-name="Citation">https://medium.com/.../git-push-pull-with-two-different-account-and-two-different-us...</text:span></text:a></text:p>
      <text:p text:style-name="Text_20_body">Oct 29, 2017 - Pushing Code on <text:span text:style-name="Emphasis">two different</text:span> accounts on same system. Pushing Code with ... As we know we can push code on <text:span text:style-name="Emphasis">Github repository</text:span> with HTTP or SSH. I prefer SSH ... <text:span text:style-name="Emphasis">Github</text:span> user. Now we are done with SSH setup on <text:span text:style-name="Emphasis">local</text:span> machine. ... git <text:span text:style-name="Emphasis">remote</text:span> add origin git@<text:span text:style-name="Emphasis">github</text:span>-example:example/Test.git. Be careful ...</text:p>
      <text:h text:style-name="Heading_20_3" text:outline-level="3"><text:a xlink:type="simple" xlink:href="https://githowto.com/mutliple_repositories" text:style-name="Internet_20_link" text:visited-style-name="Visited_20_Internet_20_Link">36. Multiple repositories - GitHowTo</text:a></text:h>
      <text:p text:style-name="P2"/>
      <text:p text:style-name="Text_20_body"><text:a xlink:type="simple" xlink:href="https://githowto.com/mutliple_repositories" text:style-name="Internet_20_link" text:visited-style-name="Visited_20_Internet_20_Link"><text:span text:style-name="Citation">https://githowto.com/mutliple_repositories</text:span></text:a></text:p>
      <text:p text:style-name="Text_20_body"><text:soft-page-break/>We will discuss moving changes from one <text:span text:style-name="Emphasis">repo</text:span> to <text:span text:style-name="Emphasis">another</text:span>, and dealing with conflicts ... Meanwhile, we will work with <text:span text:style-name="Emphasis">local repositories</text:span> (the ones stored on your ...</text:p>
      <text:h text:style-name="Heading_20_3" text:outline-level="3"><text:a xlink:type="simple" xlink:href="http://caseyscarborough.com/blog/2013/08/25/pushing-to-multiple-remotes-using-git/" text:style-name="Internet_20_link" text:visited-style-name="Visited_20_Internet_20_Link">Pushing to Multiple Remote Repositories Using Git - Casey Scarborough</text:a></text:h>
      <text:p text:style-name="P2"/>
      <text:p text:style-name="Text_20_body"><text:a xlink:type="simple" xlink:href="http://caseyscarborough.com/blog/2013/08/25/pushing-to-multiple-remotes-using-git/" text:style-name="Internet_20_link" text:visited-style-name="Visited_20_Internet_20_Link"><text:span text:style-name="Citation">caseyscarborough.com/blog/2013/08/25/pushing-to-multiple-remotes-using-git/</text:span></text:a></text:p>
      <text:p text:style-name="Text_20_body">Aug 25, 2013 - When using Git for version <text:span text:style-name="Emphasis">control</text:span>, many people use <text:span text:style-name="Emphasis">GitHub</text:span> as a ... To begin, rename your current remote (most likely named origin) to a <text:span text:style-name="Emphasis">different</text:span> name. ... for your second <text:span text:style-name="Emphasis">remote repository</text:span>, in this case, a BitBucket repository.</text:p>
      <text:h text:style-name="Heading_20_3" text:outline-level="3"><text:a xlink:type="simple" xlink:href="https://docs.acquia.com/acquia-cloud/develop/repository/github/" text:style-name="Internet_20_link" text:visited-style-name="Visited_20_Internet_20_Link">Using Acquia Cloud with a remote repository — Acquia Help Center</text:a></text:h>
      <text:p text:style-name="P2"/>
      <text:p text:style-name="Text_20_body"><text:a xlink:type="simple" xlink:href="https://docs.acquia.com/acquia-cloud/develop/repository/github/" text:style-name="Internet_20_link" text:visited-style-name="Visited_20_Internet_20_Link"><text:span text:style-name="Citation">https://docs.acquia.com/acquia-cloud/develop/repository/github/</text:span></text:a></text:p>
      <text:p text:style-name="Text_20_body">Manually creating <text:span text:style-name="Emphasis">two</text:span> remotes for your <text:span text:style-name="Emphasis">local repository</text:span> clone: one at <text:span text:style-name="Emphasis">GitHub</text:span> or Bitbucket, and one at Acquia ... The first step is to create <text:span text:style-name="Emphasis">two remote repositories</text:span>.</text:p>
      <text:h text:style-name="Heading_20_3" text:outline-level="3"><text:a xlink:type="simple" xlink:href="https://www.git-tower.com/learn/git/ebook/en/command-line/remote-repositories/connecting-remote-repositories" text:style-name="Internet_20_link" text:visited-style-name="Visited_20_Internet_20_Link">Connecting a Remote Repository - Git Tower</text:a></text:h>
      <text:p text:style-name="P2"/>
      <text:p text:style-name="Text_20_body"><text:a xlink:type="simple" xlink:href="https://www.git-tower.com/learn/git/ebook/en/command-line/remote-repositories/connecting-remote-repositories" text:style-name="Internet_20_link" text:visited-style-name="Visited_20_Internet_20_Link"><text:span text:style-name="Citation">https://www.git-tower.com/learn/.../remote-repositories/connecting-remote-repositories</text:span></text:a></text:p>
      <text:section text:style-name="Sect1" text:name="Section1">
        <text:p text:style-name="Text_20_body"><text:bookmark text:name="res"/></text:p>
        <text:section text:style-name="Sect1" text:name="Section2">
          <text:p text:style-name="Text_20_body"><text:bookmark text:name="search"/></text:p>
          <text:section text:style-name="Sect1" text:name="Section3">
            <text:p text:style-name="Text_20_body"><text:bookmark text:name="ires"/></text:p>
            <text:section text:style-name="Sect1" text:name="Section4">
              <text:p text:style-name="P2"><text:bookmark text:name="rso"/>Learn Version <text:span text:style-name="Emphasis">Control</text:span> with Git ... Part 3 - Sharing Work via Remote <text:span text:style-name="Emphasis">Repositories</text:span> ... In <text:span text:style-name="Emphasis">other</text:span> cases where you started with a fresh <text:span text:style-name="Emphasis">local</text:span> repository, no remote connections ... (push) origin https://<text:span text:style-name="Emphasis">github</text:span>.com/gittower/git-crash-course (fetch) origin ... Note that each <text:span text:style-name="Emphasis">remote repository</text:span> consists of <text:span text:style-name="Emphasis">two</text:span> lines: the first one is the "fetch ...</text:p>
            </text:section>
          </text:section>
        </text:section>
      </text:section>
      <text:section text:style-name="Sect1" text:name="bottomads">
        <text:p text:style-name="Text_20_body"/>
      </text:section>
      <text:section text:style-name="Sect1" text:name="extrares">
        <text:p text:style-name="Text_20_body"/>
      </text:section>
      <text:p text:style-name="Standard"/>
      <text:h text:style-name="Heading_20_3" text:outline-level="3"><text:a xlink:type="simple" xlink:href="https://community.atlassian.com/t5/Sourcetree-questions/Is-it-possible-to-have-2-local-folders-each-containing-a/qaq-p/103156" text:style-name="Internet_20_link" text:visited-style-name="Visited_20_Internet_20_Link">Is it possible to have 2 local folders, each containing a different branch ...</text:a></text:h>
      <text:p text:style-name="P2"/>
      <text:p text:style-name="Text_20_body"><text:a xlink:type="simple" xlink:href="https://community.atlassian.com/t5/Sourcetree-questions/Is-it-possible-to-have-2-local-folders-each-containing-a/qaq-p/103156" text:style-name="Internet_20_link" text:visited-style-name="Visited_20_Internet_20_Link"><text:span text:style-name="Citation">https://community.atlassian.com/t5/Sourcetree-questions/Is-it...local.../103156</text:span></text:a></text:p>
      <text:p text:style-name="Text_20_body">Oct 23, 2018 - For SourceTree I <text:span text:style-name="Emphasis">run two</text:span> branches, one for the default <text:span text:style-name="Emphasis">branch</text:span> (most recent ... If I were you, I'd just checkout your <text:span text:style-name="Emphasis">remote</text:span> to <text:span text:style-name="Emphasis">another</text:span> folder in the ...</text:p>
      <text:h text:style-name="Heading_20_3" text:outline-level="3"><text:a xlink:type="simple" xlink:href="https://www.geos.ed.ac.uk/~smudd/NMDM_Course/html/more_advanced_github.html" text:style-name="Internet_20_link" text:visited-style-name="Visited_20_Internet_20_Link">6. Working with GitHub repositories on more than one computer ...</text:a></text:h>
      <text:p text:style-name="P2"/>
      <text:p text:style-name="Text_20_body"><text:soft-page-break/><text:a xlink:type="simple" xlink:href="https://www.geos.ed.ac.uk/~smudd/NMDM_Course/html/more_advanced_github.html" text:style-name="Internet_20_link" text:visited-style-name="Visited_20_Internet_20_Link"><text:span text:style-name="Citation">https://www.geos.ed.ac.uk/~smudd/NMDM_Course/.../more_advanced_github.html</text:span></text:a></text:p>
      <text:p text:style-name="Text_20_body">If you haven't, start here: Version <text:span text:style-name="Emphasis">control</text:span> with git. ... It is essential that if you clone a <text:span text:style-name="Emphasis">repository</text:span> so that it is on <text:span text:style-name="Emphasis">two different</text:span> computers, you use the pull command ...</text:p>
      <text:h text:style-name="Heading_20_3" text:outline-level="3"><text:a xlink:type="simple" xlink:href="https://wiki.eclipse.org/EGit/User_Guide" text:style-name="Internet_20_link" text:visited-style-name="Visited_20_Internet_20_Link">EGit/User Guide - Eclipsepedia</text:a></text:h>
      <text:p text:style-name="P2"/>
      <text:p text:style-name="Text_20_body"><text:a xlink:type="simple" xlink:href="https://wiki.eclipse.org/EGit/User_Guide" text:style-name="Internet_20_link" text:visited-style-name="Visited_20_Internet_20_Link"><text:span text:style-name="Citation">https://wiki.eclipse.org/EGit/User_Guide</text:span></text:a></text:p>
      <text:p text:style-name="Text_20_body">Jun 17, 2018 - 1.2 Basic Tutorial: Adding a project to version <text:span text:style-name="Emphasis">control</text:span> ... 1.3.1 Create <text:span text:style-name="Emphasis">Local Repository</text:span>; 1.3.2 Create <text:span text:style-name="Emphasis">Repository</text:span> at <text:span text:style-name="Emphasis">GitHub</text:span>; 1.3.3 ... 3.1.1 Considerations for Git <text:span text:style-name="Emphasis">Repositories</text:span> to be used in Eclipse ... 3.3.3 Fetching from <text:span text:style-name="Emphasis">other Repositories</text:span> ..... There are <text:span text:style-name="Emphasis">two</text:span> types of branches, namely "<text:span text:style-name="Emphasis">Local</text:span>" and "<text:span text:style-name="Emphasis">Remote</text:span> ...</text:p>
      <text:h text:style-name="Heading_20_3" text:outline-level="3"><text:a xlink:type="simple" xlink:href="https://git-scm.com/book/en/Git-Basics-Working-with-Remotes" text:style-name="Internet_20_link" text:visited-style-name="Visited_20_Internet_20_Link">Git - Working with Remotes</text:a></text:h>
      <text:p text:style-name="P2"/>
      <text:p text:style-name="Text_20_body"><text:a xlink:type="simple" xlink:href="https://git-scm.com/book/en/Git-Basics-Working-with-Remotes" text:style-name="Internet_20_link" text:visited-style-name="Visited_20_Internet_20_Link"><text:span text:style-name="Citation">https://git-scm.com/book/en/Git-Basics-Working-with-Remotes</text:span></text:a></text:p>
      <text:p text:style-name="Text_20_body"><text:span text:style-name="Emphasis">Managing remote repositories</text:span> includes knowing how to add <text:span text:style-name="Emphasis">remote repositories</text:span>, remove ... involve all the standard pushing, pulling and fetching operations as with any <text:span text:style-name="Emphasis">other remote</text:span>. ... git <text:span text:style-name="Emphasis">remote</text:span> -v origin https://<text:span text:style-name="Emphasis">github</text:span>.com/schacon/ticgit (<text:span text:style-name="Emphasis">repository</text:span> with <text:span text:style-name="Emphasis">multiple</text:span> remotes for working with several ...</text:p>
      <text:h text:style-name="Heading_20_3" text:outline-level="3"><text:a xlink:type="simple" xlink:href="https://docs.gitlab.com/ee/workflow/repository_mirroring.html" text:style-name="Internet_20_link" text:visited-style-name="Visited_20_Internet_20_Link">Repository mirroring | GitLab</text:a></text:h>
      <text:p text:style-name="P2"/>
      <text:p text:style-name="Text_20_body"><text:a xlink:type="simple" xlink:href="https://docs.gitlab.com/ee/workflow/repository_mirroring.html" text:style-name="Internet_20_link" text:visited-style-name="Visited_20_Internet_20_Link"><text:span text:style-name="Citation">https://docs.gitlab.com/ee/workflow/repository_mirroring.html</text:span></text:a></text:p>
      <text:p text:style-name="Text_20_body">It can be used to mirror branches, tags, and commits between <text:span text:style-name="Emphasis">repositories</text:span>. ... There are <text:span text:style-name="Emphasis">two</text:span> kinds of <text:span text:style-name="Emphasis">repository</text:span> mirroring supported by GitLab: Push: for mirroring a GitLab <text:span text:style-name="Emphasis">repository</text:span> to <text:span text:style-name="Emphasis">another</text:span> location. .... You can choose to always update your <text:span text:style-name="Emphasis">local</text:span> branches with <text:span text:style-name="Emphasis">remote</text:span> versions, even if they have diverged from the <text:span text:style-name="Emphasis">remote</text:span>.</text:p>
      <text:h text:style-name="Heading_20_3" text:outline-level="3"><text:bookmark text:name="fld1"/><text:a xlink:type="simple" xlink:href="https://itnext.io/become-a-git-pro-in-just-one-blog-a-thorough-guide-to-git-architecture-and-command-line-interface-93fbe9bdb395" text:style-name="Internet_20_link" text:visited-style-name="Visited_20_Internet_20_Link">Become a Git pro in just one blog. A thorough guide to Git architecture ...</text:a></text:h>
      <text:p text:style-name="P2"/>
      <text:p text:style-name="Text_20_body"><text:a xlink:type="simple" xlink:href="https://itnext.io/become-a-git-pro-in-just-one-blog-a-thorough-guide-to-git-architecture-and-command-line-interface-93fbe9bdb395" text:style-name="Internet_20_link" text:visited-style-name="Visited_20_Internet_20_Link"><text:span text:style-name="Citation">https://itnext.io/become-a-git-pro-in-just-one-blog-a-thorough-guide-to-git-architectur...</text:span></text:a></text:p>
      <text:p text:style-name="Text_20_body">Apr 11, 2018 - Git is a distributed version <text:span text:style-name="Emphasis">control</text:span> system. ... If your repository is on <text:span text:style-name="Emphasis">GitHub</text:span>, then you can download their official GUI application ... A <text:span text:style-name="Emphasis">local</text:span> repository can track <text:span text:style-name="Emphasis">multiple</text:span> remote <text:span text:style-name="Emphasis">repositories</text:span>, you just have to use <text:span text:style-name="Emphasis">different</text:span> short name and origin url. ... Once these changes are updated on <text:span text:style-name="Emphasis">remote repository</text:span>, <text:span text:style-name="Emphasis">other</text:span> ...</text:p>
      <text:h text:style-name="Heading_20_3" text:outline-level="3"><text:a xlink:type="simple" xlink:href="https://docs.microsoft.com/en-us/azure/devops/repos/git/creatingrepo" text:style-name="Internet_20_link" text:visited-style-name="Visited_20_Internet_20_Link">Create a new Git repo - Azure Repos | Microsoft Docs</text:a></text:h>
      <text:p text:style-name="P2"/>
      <text:p text:style-name="Text_20_body"><text:a xlink:type="simple" xlink:href="https://docs.microsoft.com/en-us/azure/devops/repos/git/creatingrepo" text:style-name="Internet_20_link" text:visited-style-name="Visited_20_Internet_20_Link"><text:span text:style-name="Citation">https://docs.microsoft.com/en-us/azure/devops/repos/git/creatingrepo</text:span></text:a></text:p>
      <text:p text:style-name="Text_20_body"><text:soft-page-break/>Sep 9, 2018 - Create new Git <text:span text:style-name="Emphasis">repos</text:span> using Visual Studio or command line init. ... <text:span text:style-name="Emphasis">Manage</text:span> any folder with source code or Visual Studio solution in Git by ... you can push your code to Azure <text:span text:style-name="Emphasis">Repos</text:span> or <text:span text:style-name="Emphasis">another remote</text:span> Git <text:span text:style-name="Emphasis">repository</text:span>. ... To connect a <text:span text:style-name="Emphasis">local repository</text:span> to a hosted <text:span text:style-name="Emphasis">remote</text:span> Git <text:span text:style-name="Emphasis">repository</text:span> to share ... View on <text:span text:style-name="Emphasis">GitHub</text:span>.</text:p>
      <text:h text:style-name="Heading_20_3" text:outline-level="3"><text:a xlink:type="simple" xlink:href="https://thoughts.t37.net/merging-2-different-git-repositories-without-losing-your-history-de7a06bba804" text:style-name="Internet_20_link" text:visited-style-name="Visited_20_Internet_20_Link">Merging 2 Different Git Repositories Without Losing your History</text:a></text:h>
      <text:p text:style-name="P2"/>
      <text:p text:style-name="Text_20_body"><text:a xlink:type="simple" xlink:href="https://thoughts.t37.net/merging-2-different-git-repositories-without-losing-your-history-de7a06bba804" text:style-name="Internet_20_link" text:visited-style-name="Visited_20_Internet_20_Link"><text:span text:style-name="Citation">https://thoughts.t37.net/merging-2-different-git-repositories-without-losing-your-histo...</text:span></text:a></text:p>
      <text:p text:style-name="Text_20_body">Nov 24, 2017 - Today, I had to merge a git based project into <text:span text:style-name="Emphasis">another</text:span> one. ... Thankfully, git is powerful enough to allow merging 2 <text:span text:style-name="Emphasis">repositories</text:span> into one without losing ... What we're doing is add a <text:span text:style-name="Emphasis">remote</text:span> to the old project, and merge everything into the new one. ... Do not rebase commits that exist outside your <text:span text:style-name="Emphasis">repository</text:span>.</text:p>
      <text:h text:style-name="Heading_20_3" text:outline-level="3"><text:a xlink:type="simple" xlink:href="https://alexarmstrong.net/2015/01/pushing-to-multiple-git-repos" text:style-name="Internet_20_link" text:visited-style-name="Visited_20_Internet_20_Link">Pushing to multiple git repos - Alex Armstrong</text:a></text:h>
      <text:p text:style-name="P2"/>
      <text:p text:style-name="Text_20_body"><text:a xlink:type="simple" xlink:href="https://alexarmstrong.net/2015/01/pushing-to-multiple-git-repos" text:style-name="Internet_20_link" text:visited-style-name="Visited_20_Internet_20_Link"><text:span text:style-name="Citation">https://alexarmstrong.net/2015/01/pushing-to-multiple-git-repos</text:span></text:a></text:p>
      <text:p text:style-name="Text_20_body">Jan 11, 2015 - Scope How to push a git <text:span text:style-name="Emphasis">repo</text:span> to <text:span text:style-name="Emphasis">multiple remote repositories</text:span>, such as GitLab &amp; BitBucket, with ... <text:span text:style-name="Emphasis">Having</text:span> redundant copies of my files also offers some peace of mind. ... <text:span text:style-name="Emphasis">GitHub</text:span> | git@<text:span text:style-name="Emphasis">github</text:span>.com:namespace/<text:span text:style-name="Emphasis">repo</text:span>.git | GitLab ... For example, git push --all -u will push all your <text:span text:style-name="Emphasis">local</text:span> branches and set up tracking.</text:p>
      <text:h text:style-name="Heading_20_3" text:outline-level="3"><text:a xlink:type="simple" xlink:href="https://bytescout.com/blog/beginner-guide-to-git-on-windows-using-git-extensions" text:style-name="Internet_20_link" text:visited-style-name="Visited_20_Internet_20_Link">The Beginner's Guide for GIT Extensions: How to use GIT to clone ...</text:a></text:h>
      <text:p text:style-name="P2"/>
      <text:p text:style-name="Text_20_body"><text:a xlink:type="simple" xlink:href="https://bytescout.com/blog/beginner-guide-to-git-on-windows-using-git-extensions" text:style-name="Internet_20_link" text:visited-style-name="Visited_20_Internet_20_Link"><text:span text:style-name="Citation">https://bytescout.com › Blog</text:span></text:a></text:p>
      <text:p text:style-name="P2">There are many options to <text:span text:style-name="Emphasis">manage</text:span> repository through GIT Extensions. ... Since now you are <text:span text:style-name="Emphasis">having</text:span> a key pair, provide the public key to the <text:span text:style-name="Emphasis">Github</text:span> ... Cloning a repository will create a <text:span text:style-name="Emphasis">local</text:span> copy of the repository being cloned by this action. ... then pushing the given code to a <text:span text:style-name="Emphasis">remote repository</text:span> is divided into <text:span text:style-name="Emphasis">two</text:span> operation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3:58:32.377523156</meta:creation-date>
    <dc:date>2018-11-01T23:35:50.308681481</dc:date>
    <meta:editing-duration>PT9H27M7S</meta:editing-duration>
    <meta:editing-cycles>1</meta:editing-cycles>
    <meta:document-statistic meta:table-count="0" meta:image-count="0" meta:object-count="0" meta:page-count="5" meta:paragraph-count="79" meta:word-count="1289" meta:character-count="8669" meta:non-whitespace-character-count="7458"/>
    <meta:generator>LibreOffice/6.0.6.2$Linux_X86_64 LibreOffice_project/00m0$Build-2</meta:generator>
  </office:meta>
</office:document-meta>
</file>